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SYS MALLOC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# Epochs 10000 </text:p>
          </table:table-cell>
          <table:table-cell table:number-columns-repeated="5"/>
          <table:table-cell table:style-name="ce1" office:value-type="string">
            <text:p>Sys malloc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0.016">
            <text:p>0.016</text:p>
          </table:table-cell>
          <table:table-cell office:value-type="float" office:value="0.00547722557505166">
            <text:p>0.0054772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6:.C10])" office:value-type="float" office:value="0">
            <text:p>0</text:p>
          </table:table-cell>
          <table:table-cell table:formula="of:=STDEV([.C6:.C10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20000 </text:p>
          </table:table-cell>
          <table:table-cell table:number-columns-repeated="5"/>
          <table:table-cell table:style-name="ce1" office:value-type="string">
            <text:p>FIRST FIT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20608">
            <text:p>1220608</text:p>
          </table:table-cell>
          <table:table-cell office:value-type="float" office:value="0.048">
            <text:p>0.04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375680">
            <text:p>2375680</text:p>
          </table:table-cell>
          <table:table-cell office:value-type="float" office:value="0.198">
            <text:p>0.198</text:p>
          </table:table-cell>
          <table:table-cell office:value-type="float" office:value="0.00447213595499957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office:value-type="float" office:value="0.00707106781186548">
            <text:p>0.007071067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775936">
            <text:p>4775936</text:p>
          </table:table-cell>
          <table:table-cell office:value-type="float" office:value="1.118">
            <text:p>1.118</text:p>
          </table:table-cell>
          <table:table-cell office:value-type="float" office:value="0.0192353840616713">
            <text:p>0.019235384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971968">
            <text:p>5971968</text:p>
          </table:table-cell>
          <table:table-cell office:value-type="float" office:value="1.918">
            <text:p>1.918</text:p>
          </table:table-cell>
          <table:table-cell office:value-type="float" office:value="0.0432434966208793">
            <text:p>0.04324349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15:.C19])" office:value-type="float" office:value="0">
            <text:p>0</text:p>
          </table:table-cell>
          <table:table-cell table:formula="of:=STDEV([.C15:.C19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30000 </text:p>
          </table:table-cell>
          <table:table-cell table:number-columns-repeated="5"/>
          <table:table-cell table:style-name="ce1" office:value-type="string">
            <text:p>BEST FIT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114112">
            <text:p>1114112</text:p>
          </table:table-cell>
          <table:table-cell office:value-type="float" office:value="0.028">
            <text:p>0.02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170880">
            <text:p>2170880</text:p>
          </table:table-cell>
          <table:table-cell office:value-type="float" office:value="0.146">
            <text:p>0.146</text:p>
          </table:table-cell>
          <table:table-cell office:value-type="float" office:value="0.00894427190999917">
            <text:p>0.008944271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276800">
            <text:p>3276800</text:p>
          </table:table-cell>
          <table:table-cell office:value-type="float" office:value="0.348">
            <text:p>0.348</text:p>
          </table:table-cell>
          <table:table-cell office:value-type="float" office:value="0.0130384048104053">
            <text:p>0.013038404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390912">
            <text:p>4390912</text:p>
          </table:table-cell>
          <table:table-cell office:value-type="float" office:value="0.688">
            <text:p>0.688</text:p>
          </table:table-cell>
          <table:table-cell office:value-type="float" office:value="0.00836660026534076">
            <text:p>0.008366600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50528">
            <text:p>33505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505024">
            <text:p>5505024</text:p>
          </table:table-cell>
          <table:table-cell office:value-type="float" office:value="1.14">
            <text:p>1.14</text:p>
          </table:table-cell>
          <table:table-cell office:value-type="float" office:value="0.014142135623731">
            <text:p>0.01414213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4:.C28])" office:value-type="float" office:value="0.008">
            <text:p>0.008</text:p>
          </table:table-cell>
          <table:table-cell table:formula="of:=STDEV([.C24:.C28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35968">
            <text:p>443596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3:.C37])" office:value-type="float" office:value="0.012">
            <text:p>0.012</text:p>
          </table:table-cell>
          <table:table-cell table:formula="of:=STDEV([.C33:.C37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52480">
            <text:p>565248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52480">
            <text:p>565248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2:.C46])" office:value-type="float" office:value="0.016">
            <text:p>0.016</text:p>
          </table:table-cell>
          <table:table-cell table:formula="of:=STDEV([.C42:.C46])" office:value-type="float" office:value="0.00547722557505166">
            <text:p>0.005477225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FIRST FIT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office:value-type="string">
            <text:p>#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0608">
            <text:p>1220608</text:p>
          </table:table-cell>
          <table:table-cell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4:.C58])" office:value-type="float" office:value="0.048">
            <text:p>0.048</text:p>
          </table:table-cell>
          <table:table-cell table:formula="of:=STDEV([.C54:.C58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5680">
            <text:p>2375680</text:p>
          </table:table-cell>
          <table:table-cell office:value-type="float" office:value="0.19">
            <text:p>0.1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63:.C67])" office:value-type="float" office:value="0.198">
            <text:p>0.198</text:p>
          </table:table-cell>
          <table:table-cell table:formula="of:=STDEV([.C63:.C67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55328">
            <text:p>3555328</text:p>
          </table:table-cell>
          <table:table-cell office:value-type="float" office:value="0.56">
            <text:p>0.5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55328">
            <text:p>3555328</text:p>
          </table:table-cell>
          <table:table-cell office:value-type="float" office:value="0.54">
            <text:p>0.5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2:.C76])" office:value-type="float" office:value="0.55">
            <text:p>0.55</text:p>
          </table:table-cell>
          <table:table-cell table:formula="of:=STDEV([.C72:.C76])" office:value-type="float" office:value="0.00707106781186548">
            <text:p>0.007071067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75936">
            <text:p>4775936</text:p>
          </table:table-cell>
          <table:table-cell office:value-type="float" office:value="1.11">
            <text:p>1.1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75936">
            <text:p>4775936</text:p>
          </table:table-cell>
          <table:table-cell office:value-type="float" office:value="1.1">
            <text:p>1.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75936">
            <text:p>4775936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75936">
            <text:p>4775936</text:p>
          </table:table-cell>
          <table:table-cell office:value-type="float" office:value="1.11">
            <text:p>1.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75936">
            <text:p>4775936</text:p>
          </table:table-cell>
          <table:table-cell office:value-type="float" office:value="1.12">
            <text:p>1.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1:.C85])" office:value-type="float" office:value="1.118">
            <text:p>1.118</text:p>
          </table:table-cell>
          <table:table-cell table:formula="of:=STDEV([.C81:.C85])" office:value-type="float" office:value="0.0192353840616713">
            <text:p>0.019235384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71968">
            <text:p>5971968</text:p>
          </table:table-cell>
          <table:table-cell office:value-type="float" office:value="1.98">
            <text:p>1.9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71968">
            <text:p>5971968</text:p>
          </table:table-cell>
          <table:table-cell office:value-type="float" office:value="1.94">
            <text:p>1.9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1968">
            <text:p>5971968</text:p>
          </table:table-cell>
          <table:table-cell office:value-type="float" office:value="1.87">
            <text:p>1.8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71968">
            <text:p>5971968</text:p>
          </table:table-cell>
          <table:table-cell office:value-type="float" office:value="1.89">
            <text:p>1.89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71968">
            <text:p>5971968</text:p>
          </table:table-cell>
          <table:table-cell office:value-type="float" office:value="1.91">
            <text:p>1.9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90:.C94])" office:value-type="float" office:value="1.918">
            <text:p>1.918</text:p>
          </table:table-cell>
          <table:table-cell table:formula="of:=STDEV([.C90:.C94])" office:value-type="float" office:value="0.0432434966208793">
            <text:p>0.043243496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BEST FIT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112">
            <text:p>1114112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02:.C106])" office:value-type="float" office:value="0.028">
            <text:p>0.028</text:p>
          </table:table-cell>
          <table:table-cell table:formula="of:=STDEV([.C102:.C106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0880">
            <text:p>2170880</text:p>
          </table:table-cell>
          <table:table-cell office:value-type="float" office:value="0.16">
            <text:p>0.1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0880">
            <text:p>217088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11:.C115])" office:value-type="float" office:value="0.146">
            <text:p>0.146</text:p>
          </table:table-cell>
          <table:table-cell table:formula="of:=STDEV([.C111:.C115])" office:value-type="float" office:value="0.00894427190999915">
            <text:p>0.008944271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00">
            <text:p>3276800</text:p>
          </table:table-cell>
          <table:table-cell office:value-type="float" office:value="0.37">
            <text:p>0.3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76800">
            <text:p>3276800</text:p>
          </table:table-cell>
          <table:table-cell office:value-type="float" office:value="0.35">
            <text:p>0.3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0:.C124])" office:value-type="float" office:value="0.348">
            <text:p>0.348</text:p>
          </table:table-cell>
          <table:table-cell table:formula="of:=STDEV([.C120:.C124])" office:value-type="float" office:value="0.0130384048104053">
            <text:p>0.013038404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90912">
            <text:p>4390912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0912">
            <text:p>439091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90912">
            <text:p>439091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90912">
            <text:p>4390912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90912">
            <text:p>439091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9:.C133])" office:value-type="float" office:value="0.688">
            <text:p>0.688</text:p>
          </table:table-cell>
          <table:table-cell table:formula="of:=STDEV([.C129:.C133])" office:value-type="float" office:value="0.00836660026534076">
            <text:p>0.008366600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05024">
            <text:p>5505024</text:p>
          </table:table-cell>
          <table:table-cell office:value-type="float" office:value="1.12">
            <text:p>1.1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05024">
            <text:p>5505024</text:p>
          </table:table-cell>
          <table:table-cell office:value-type="float" office:value="1.13">
            <text:p>1.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38:.C142])" office:value-type="float" office:value="1.14">
            <text:p>1.14</text:p>
          </table:table-cell>
          <table:table-cell table:formula="of:=STDEV([.C138:.C142])" office:value-type="float" office:value="0.0141421356237309">
            <text:p>0.0141421356</text:p>
          </table:table-cell>
          <table:table-cell table:number-columns-repeated="7"/>
        </table:table-row>
        <table:table-row table:style-name="ro1" table:number-rows-repeated="10484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ults" table:style-name="ta1">
        <table:shapes>
          <draw:frame draw:z-index="0" draw:style-name="gr1" svg:width="9.4354in" svg:height="7.6335in" svg:x="14.5728in" svg:y="2.0646in">
            <draw:object draw:notify-on-update-of-ranges="Results.K5:Results.K9 Results.L4:Results.L4 Results.L5:Results.L9 Results.M5:Results.M9 Results.M5:Results.M9 Results.K5:Results.K9 Results.N4:Results.N4 Results.N5:Results.N9 Results.O5:Results.O9 Results.O5:Results.O9 Results.K5:Results.K9 Results.P4:Results.P4 Results.P5:Results.P9 Results.Q5:Results.Q9 Results.Q5:Results.Q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7835in" svg:height="7.7413in" svg:x="4.4051in" svg:y="2.3402in">
            <draw:object draw:notify-on-update-of-ranges="Results.E5:Results.E9 Results.F4:Results.F4 Results.F5:Results.F9 Results.G4:Results.G4 Results.G5:Results.G9 Results.H4:Results.H4 Results.H5:Results.H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>
            <text:p>Memory</text:p>
          </table:table-cell>
          <table:table-cell table:number-columns-repeated="6"/>
          <table:table-cell table:style-name="ce3" office:value-type="string">
            <text:p>TIME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table:number-columns-repeated="3"/>
          <table:table-cell/>
          <table:table-cell table:style-name="ce2" table:number-columns-repeated="3"/>
        </table:table-row>
        <table:table-row table:style-name="ro2">
          <table:table-cell table:number-columns-repeated="4"/>
          <table:table-cell table:style-name="ce1" office:value-type="string">
            <text:p>Epoch</text:p>
          </table:table-cell>
          <table:table-cell table:style-name="ce1" office:value-type="string">
            <text:p>SYS MALLOC</text:p>
          </table:table-cell>
          <table:table-cell table:style-name="ce1" office:value-type="string">
            <text:p>FIRST FIT</text:p>
          </table:table-cell>
          <table:table-cell table:style-name="ce1" office:value-type="string">
            <text:p>BEST FIT</text:p>
          </table:table-cell>
          <table:table-cell table:style-name="ce1"/>
          <table:table-cell/>
          <table:table-cell table:style-name="ce3" office:value-type="string">
            <text:p>EPOCH</text:p>
          </table:table-cell>
          <table:table-cell table:style-name="ce3" office:value-type="string">
            <text:p>Sys Malloc</text:p>
          </table:table-cell>
          <table:table-cell table:style-name="ce3"/>
          <table:table-cell table:style-name="ce3" office:value-type="string">
            <text:p>First fit</text:p>
          </table:table-cell>
          <table:table-cell table:style-name="ce3"/>
          <table:table-cell table:style-name="ce3" office:value-type="string">
            <text:p>Best fit</text:p>
          </table:table-cell>
          <table:table-cell table:style-name="ce2"/>
        </table:table-row>
        <table:table-row table:style-name="ro1">
          <table:table-cell/>
          <table:table-cell table:style-name="ce1" office:value-type="string">
            <text:p>SYS MALLOC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office:value-type="float" office:value="1220608">
            <text:p>1220608</text:p>
          </table:table-cell>
          <table:table-cell office:value-type="float" office:value="1114112">
            <text:p>1114112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048">
            <text:p>0.048</text:p>
          </table:table-cell>
          <table:table-cell table:style-name="ce2" office:value-type="float" office:value="0.00447213595499958">
            <text:p>0.004472136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0.00447213595499958">
            <text:p>0.00447213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office:value-type="float" office:value="2375680">
            <text:p>2375680</text:p>
          </table:table-cell>
          <table:table-cell office:value-type="float" office:value="2170880">
            <text:p>217088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198">
            <text:p>0.198</text:p>
          </table:table-cell>
          <table:table-cell table:style-name="ce2" office:value-type="float" office:value="0.00447213595499957">
            <text:p>0.004472136</text:p>
          </table:table-cell>
          <table:table-cell table:style-name="ce2" office:value-type="float" office:value="0.146">
            <text:p>0.146</text:p>
          </table:table-cell>
          <table:table-cell table:style-name="ce2" office:value-type="float" office:value="0.00894427190999917">
            <text:p>0.008944271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table:number-columns-repeated="2"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3555328">
            <text:p>3555328</text:p>
          </table:table-cell>
          <table:table-cell office:value-type="float" office:value="3276800">
            <text:p>3276800</text:p>
          </table:table-cell>
          <table:table-cell table:number-columns-repeated="2"/>
          <table:table-cell office:value-type="float" office:value="30000">
            <text:p>30000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00447213595499958">
            <text:p>0.004472136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0.00707106781186548">
            <text:p>0.0070710678</text:p>
          </table:table-cell>
          <table:table-cell table:style-name="ce2" office:value-type="float" office:value="0.348">
            <text:p>0.348</text:p>
          </table:table-cell>
          <table:table-cell table:style-name="ce2" office:value-type="float" office:value="0.0130384048104053">
            <text:p>0.013038404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table:number-columns-repeated="2" office:value-type="float" office:value="0">
            <text:p>0</text:p>
          </table:table-cell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4775936">
            <text:p>4775936</text:p>
          </table:table-cell>
          <table:table-cell office:value-type="float" office:value="4390912">
            <text:p>4390912</text:p>
          </table:table-cell>
          <table:table-cell table:number-columns-repeated="2"/>
          <table:table-cell office:value-type="float" office:value="40000">
            <text:p>40000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0447213595499958">
            <text:p>0.004472136</text:p>
          </table:table-cell>
          <table:table-cell table:style-name="ce2" office:value-type="float" office:value="1.118">
            <text:p>1.118</text:p>
          </table:table-cell>
          <table:table-cell table:style-name="ce2" office:value-type="float" office:value="0.0192353840616713">
            <text:p>0.0192353841</text:p>
          </table:table-cell>
          <table:table-cell table:style-name="ce2" office:value-type="float" office:value="0.688">
            <text:p>0.688</text:p>
          </table:table-cell>
          <table:table-cell table:style-name="ce2" office:value-type="float" office:value="0.00836660026534076">
            <text:p>0.008366600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5971968">
            <text:p>5971968</text:p>
          </table:table-cell>
          <table:table-cell office:value-type="float" office:value="5505024">
            <text:p>5505024</text:p>
          </table:table-cell>
          <table:table-cell table:number-columns-repeated="2"/>
          <table:table-cell office:value-type="float" office:value="50000">
            <text:p>50000</text:p>
          </table:table-cell>
          <table:table-cell table:style-name="ce2" office:value-type="float" office:value="0.016">
            <text:p>0.016</text:p>
          </table:table-cell>
          <table:table-cell table:style-name="ce2" office:value-type="float" office:value="0.00547722557505166">
            <text:p>0.0054772256</text:p>
          </table:table-cell>
          <table:table-cell table:style-name="ce2" office:value-type="float" office:value="1.918">
            <text:p>1.918</text:p>
          </table:table-cell>
          <table:table-cell table:style-name="ce2" office:value-type="float" office:value="0.0432434966208793">
            <text:p>0.0432434966</text:p>
          </table:table-cell>
          <table:table-cell table:style-name="ce2" office:value-type="float" office:value="1.14">
            <text:p>1.14</text:p>
          </table:table-cell>
          <table:table-cell table:style-name="ce2" office:value-type="float" office:value="0.014142135623731">
            <text:p>0.0141421356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0.016">
            <text:p>0.016</text:p>
          </table:table-cell>
          <table:table-cell office:value-type="float" office:value="0.00547722557505166">
            <text:p>0.0054772256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FIRST FIT</text:p>
          </table:table-cell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1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20608">
            <text:p>1220608</text:p>
          </table:table-cell>
          <table:table-cell office:value-type="float" office:value="0.048">
            <text:p>0.048</text:p>
          </table:table-cell>
          <table:table-cell office:value-type="float" office:value="0.00447213595499958">
            <text:p>0.004472136</text:p>
          </table:table-cell>
          <table:table-cell table:number-columns-repeated="1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375680">
            <text:p>2375680</text:p>
          </table:table-cell>
          <table:table-cell office:value-type="float" office:value="0.198">
            <text:p>0.198</text:p>
          </table:table-cell>
          <table:table-cell office:value-type="float" office:value="0.00447213595499957">
            <text:p>0.004472136</text:p>
          </table:table-cell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office:value-type="float" office:value="0.00707106781186548">
            <text:p>0.0070710678</text:p>
          </table:table-cell>
          <table:table-cell table:number-columns-repeated="1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775936">
            <text:p>4775936</text:p>
          </table:table-cell>
          <table:table-cell office:value-type="float" office:value="1.118">
            <text:p>1.118</text:p>
          </table:table-cell>
          <table:table-cell office:value-type="float" office:value="0.0192353840616713">
            <text:p>0.0192353841</text:p>
          </table:table-cell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971968">
            <text:p>5971968</text:p>
          </table:table-cell>
          <table:table-cell office:value-type="float" office:value="1.918">
            <text:p>1.918</text:p>
          </table:table-cell>
          <table:table-cell office:value-type="float" office:value="0.0432434966208793">
            <text:p>0.0432434966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BEST FIT</text:p>
          </table:table-cell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1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14112">
            <text:p>1114112</text:p>
          </table:table-cell>
          <table:table-cell office:value-type="float" office:value="0.028">
            <text:p>0.028</text:p>
          </table:table-cell>
          <table:table-cell office:value-type="float" office:value="0.00447213595499958">
            <text:p>0.004472136</text:p>
          </table:table-cell>
          <table:table-cell table:number-columns-repeated="1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170880">
            <text:p>2170880</text:p>
          </table:table-cell>
          <table:table-cell office:value-type="float" office:value="0.146">
            <text:p>0.146</text:p>
          </table:table-cell>
          <table:table-cell office:value-type="float" office:value="0.00894427190999917">
            <text:p>0.0089442719</text:p>
          </table:table-cell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276800">
            <text:p>3276800</text:p>
          </table:table-cell>
          <table:table-cell office:value-type="float" office:value="0.348">
            <text:p>0.348</text:p>
          </table:table-cell>
          <table:table-cell office:value-type="float" office:value="0.0130384048104053">
            <text:p>0.0130384048</text:p>
          </table:table-cell>
          <table:table-cell table:number-columns-repeated="1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390912">
            <text:p>4390912</text:p>
          </table:table-cell>
          <table:table-cell office:value-type="float" office:value="0.688">
            <text:p>0.688</text:p>
          </table:table-cell>
          <table:table-cell office:value-type="float" office:value="0.00836660026534076">
            <text:p>0.0083666003</text:p>
          </table:table-cell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505024">
            <text:p>5505024</text:p>
          </table:table-cell>
          <table:table-cell office:value-type="float" office:value="1.14">
            <text:p>1.14</text:p>
          </table:table-cell>
          <table:table-cell office:value-type="float" office:value="0.014142135623731">
            <text:p>0.0141421356</text:p>
          </table:table-cell>
          <table:table-cell table:number-columns-repeated="13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eljstedt</meta:initial-creator>
    <meta:creation-date>2014-05-21T20:29:11</meta:creation-date>
    <dc:date>2014-05-21T22:38:55</dc:date>
    <dc:creator>Carl Eriksson</dc:creator>
    <meta:editing-duration>PT1H44M45S</meta:editing-duration>
    <meta:editing-cycles>10</meta:editing-cycles>
    <meta:generator>LibreOffice/3.5$Linux_x86 LibreOffice_project/350m1$Build-2</meta:generator>
    <meta:document-statistic meta:table-count="2" meta:cell-count="5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Results.M5:Results.M9" chart:error-lower-range="Results.M5:Results.M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 chart:error-upper-range="Results.O5:Results.O9" chart:error-lower-range="Results.O5:Results.O9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Results.Q5:Results.Q9" chart:error-lower-range="Results.Q5:Results.Q9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67cm" svg:height="19.39cm" xlink:href=".." xlink:type="simple" chart:class="chart:scatter" chart:style-name="ch1">
        <chart:title svg:x="11.279cm" svg:y="0.524cm" chart:style-name="ch2">
          <text:p>Fragmentering</text:p>
        </chart:title>
        <chart:subtitle svg:x="11.476cm" svg:y="1.689cm" chart:style-name="ch3">
          <text:p>Time</text:p>
        </chart:subtitle>
        <chart:legend chart:legend-position="end" svg:x="20.903cm" svg:y="8.898cm" style:legend-expansion="high" chart:style-name="ch4"/>
        <chart:plot-area chart:style-name="ch5" table:cell-range-address="Results.K5:Results.L9 Results.L4:Results.L4 Results.N4:Results.N9 Results.P4:Results.P9" chart:data-source-has-labels="row" svg:x="1.49cm" svg:y="3.146cm" svg:width="18.455cm" svg:height="14.876cm">
          <chartooo:coordinate-region svg:x="2.217cm" svg:y="3.346cm" svg:width="17.263cm" svg:height="14.029cm"/>
          <chart:axis chart:dimension="x" chart:name="primary-x" chart:style-name="ch6">
            <chart:title svg:x="10.197cm" svg:y="18.409cm" chart:style-name="ch7">
              <text:p>Epoch</text:p>
            </chart:title>
          </chart:axis>
          <chart:axis chart:dimension="y" chart:name="primary-y" chart:style-name="ch6">
            <chart:title svg:x="0.451cm" svg:y="11.633cm" chart:style-name="ch8">
              <text:p>CPU seconds</text:p>
            </chart:title>
            <chart:grid chart:style-name="ch9" chart:class="major"/>
          </chart:axis>
          <chart:series chart:style-name="ch10" chart:values-cell-range-address="Results.L5:Results.L9" chart:label-cell-address="Results.L4:Results.L4" chart:class="chart:scatter">
            <chart:domain table:cell-range-address="Results.K5:Results.K9"/>
            <chart:error-indicator chart:style-name="ch11" chart:dimension="y"/>
            <chart:data-point chart:repeated="5"/>
          </chart:series>
          <chart:series chart:style-name="ch12" chart:values-cell-range-address="Results.N5:Results.N9" chart:label-cell-address="Results.N4:Results.N4" chart:class="chart:scatter">
            <chart:error-indicator chart:style-name="ch11" chart:dimension="y"/>
            <chart:data-point chart:repeated="5"/>
          </chart:series>
          <chart:series chart:style-name="ch13" chart:values-cell-range-address="Results.P5:Results.P9" chart:label-cell-address="Results.P4:Results.P4" chart:class="chart:scatter">
            <chart:error-indicator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ys Malloc</text:p>
                <draw:g>
                  <svg:desc>Results.L4:Results.L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First fit</text:p>
                <draw:g>
                  <svg:desc>Results.N4:Results.N4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Best fit</text:p>
                <draw:g>
                  <svg:desc>Results.P4:Results.P4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Results.K5:Results.K9</svg:desc>
                </draw:g>
              </table:table-cell>
              <table:table-cell office:value-type="float" office:value="0">
                <text:p>0</text:p>
                <draw:g>
                  <svg:desc>Results.L5:Results.L9</svg:desc>
                </draw:g>
              </table:table-cell>
              <table:table-cell office:value-type="float" office:value="0">
                <text:p>0</text:p>
                <draw:g>
                  <svg:desc>Results.M5:Results.M9</svg:desc>
                </draw:g>
              </table:table-cell>
              <table:table-cell office:value-type="float" office:value="0">
                <text:p>0</text:p>
                <draw:g>
                  <svg:desc>Results.M5:Results.M9</svg:desc>
                </draw:g>
              </table:table-cell>
              <table:table-cell office:value-type="float" office:value="0.048">
                <text:p>0.048</text:p>
                <draw:g>
                  <svg:desc>Results.N5:Results.N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O5:Results.O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O5:Results.O9</svg:desc>
                </draw:g>
              </table:table-cell>
              <table:table-cell office:value-type="float" office:value="0.028">
                <text:p>0.028</text:p>
                <draw:g>
                  <svg:desc>Results.P5:Results.P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Q5:Results.Q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Q5:Results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8">
                <text:p>0.198</text:p>
              </table:table-cell>
              <table:table-cell office:value-type="float" office:value="0.00447213595499957">
                <text:p>0.00447213595499957</text:p>
              </table:table-cell>
              <table:table-cell office:value-type="float" office:value="0.00447213595499957">
                <text:p>0.00447213595499957</text:p>
              </table:table-cell>
              <table:table-cell office:value-type="float" office:value="0.146">
                <text:p>0.146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0.00894427190999917">
                <text:p>0.00894427190999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8">
                <text:p>0.00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55">
                <text:p>0.55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348">
                <text:p>0.348</text:p>
              </table:table-cell>
              <table:table-cell office:value-type="float" office:value="0.0130384048104053">
                <text:p>0.0130384048104053</text:p>
              </table:table-cell>
              <table:table-cell office:value-type="float" office:value="0.0130384048104053">
                <text:p>0.013038404810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12">
                <text:p>0.01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1.118">
                <text:p>1.118</text:p>
              </table:table-cell>
              <table:table-cell office:value-type="float" office:value="0.0192353840616713">
                <text:p>0.0192353840616713</text:p>
              </table:table-cell>
              <table:table-cell office:value-type="float" office:value="0.0192353840616713">
                <text:p>0.0192353840616713</text:p>
              </table:table-cell>
              <table:table-cell office:value-type="float" office:value="0.688">
                <text:p>0.688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0.00836660026534076">
                <text:p>0.00836660026534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16">
                <text:p>0.01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1.918">
                <text:p>1.918</text:p>
              </table:table-cell>
              <table:table-cell office:value-type="float" office:value="0.0432434966208793">
                <text:p>0.0432434966208793</text:p>
              </table:table-cell>
              <table:table-cell office:value-type="float" office:value="0.0432434966208793">
                <text:p>0.0432434966208793</text:p>
              </table:table-cell>
              <table:table-cell office:value-type="float" office:value="1.14">
                <text:p>1.14</text:p>
              </table:table-cell>
              <table:table-cell office:value-type="float" office:value="0.014142135623731">
                <text:p>0.014142135623731</text:p>
              </table:table-cell>
              <table:table-cell office:value-type="float" office:value="0.014142135623731">
                <text:p>0.01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51cm" svg:height="19.664cm" xlink:href=".." xlink:type="simple" chart:class="chart:bar" chart:style-name="ch1">
        <chart:title svg:x="10.913cm" svg:y="0.529cm" chart:style-name="ch2">
          <text:p>Fragmentering</text:p>
        </chart:title>
        <chart:subtitle svg:x="11.627cm" svg:y="1.701cm" chart:style-name="ch3">
          <text:p>Memory</text:p>
        </chart:subtitle>
        <chart:legend chart:legend-position="end" svg:x="21.872cm" svg:y="9.035cm" style:legend-expansion="high" chart:style-name="ch4"/>
        <chart:plot-area chart:style-name="ch5" table:cell-range-address="Results.E4:Results.H9" chart:data-source-has-labels="both" svg:x="1.508cm" svg:y="3.17cm" svg:width="19.371cm" svg:height="15.12cm">
          <chartooo:coordinate-region svg:x="3.055cm" svg:y="3.369cm" svg:width="17.824cm" svg:height="14.274cm"/>
          <chart:axis chart:dimension="x" chart:name="primary-x" chart:style-name="ch6" chartooo:axis-type="auto">
            <chartooo:date-scale/>
            <chart:title svg:x="10.673cm" svg:y="18.683cm" chart:style-name="ch7">
              <text:p>Epoch</text:p>
            </chart:title>
            <chart:categories table:cell-range-address="Results.E5:Results.E9"/>
          </chart:axis>
          <chart:axis chart:dimension="y" chart:name="primary-y" chart:style-name="ch8">
            <chart:title svg:x="0.451cm" svg:y="11.184cm" chart:style-name="ch9">
              <text:p>Bytes</text:p>
            </chart:title>
            <chart:grid chart:style-name="ch10" chart:class="major"/>
          </chart:axis>
          <chart:series chart:style-name="ch11" chart:values-cell-range-address="Results.F5:Results.F9" chart:label-cell-address="Results.F4:Results.F4" chart:class="chart:bar">
            <chart:data-point chart:repeated="5"/>
          </chart:series>
          <chart:series chart:style-name="ch12" chart:values-cell-range-address="Results.G5:Results.G9" chart:label-cell-address="Results.G4:Results.G4" chart:class="chart:bar">
            <chart:data-point chart:repeated="5"/>
          </chart:series>
          <chart:series chart:style-name="ch13" chart:values-cell-range-address="Results.H5:Results.H9" chart:label-cell-address="Results.H4:Results.H4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Results.F4:Results.F4</svg:desc>
                </draw:g>
              </table:table-cell>
              <table:table-cell office:value-type="string">
                <text:p>FIRST FIT</text:p>
                <draw:g>
                  <svg:desc>Results.G4:Results.G4</svg:desc>
                </draw:g>
              </table:table-cell>
              <table:table-cell office:value-type="string">
                <text:p>BEST FIT</text:p>
                <draw:g>
                  <svg:desc>Results.H4:Results.H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s.E5:Results.E9</svg:desc>
                </draw:g>
              </table:table-cell>
              <table:table-cell office:value-type="float" office:value="1200128">
                <text:p>1200128</text:p>
                <draw:g>
                  <svg:desc>Results.F5:Results.F9</svg:desc>
                </draw:g>
              </table:table-cell>
              <table:table-cell office:value-type="float" office:value="1220608">
                <text:p>1220608</text:p>
                <draw:g>
                  <svg:desc>Results.G5:Results.G9</svg:desc>
                </draw:g>
              </table:table-cell>
              <table:table-cell office:value-type="float" office:value="1114112">
                <text:p>1114112</text:p>
                <draw:g>
                  <svg:desc>Results.H5:Results.H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85568">
                <text:p>2285568</text:p>
              </table:table-cell>
              <table:table-cell office:value-type="float" office:value="2375680">
                <text:p>2375680</text:p>
              </table:table-cell>
              <table:table-cell office:value-type="float" office:value="2170880">
                <text:p>21708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350528">
                <text:p>3350528</text:p>
              </table:table-cell>
              <table:table-cell office:value-type="float" office:value="3555328">
                <text:p>3555328</text:p>
              </table:table-cell>
              <table:table-cell office:value-type="float" office:value="3276800">
                <text:p>32768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435968">
                <text:p>4435968</text:p>
              </table:table-cell>
              <table:table-cell office:value-type="float" office:value="4775936">
                <text:p>4775936</text:p>
              </table:table-cell>
              <table:table-cell office:value-type="float" office:value="4390912">
                <text:p>439091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652480">
                <text:p>5652480</text:p>
              </table:table-cell>
              <table:table-cell office:value-type="float" office:value="5971968">
                <text:p>5971968</text:p>
              </table:table-cell>
              <table:table-cell office:value-type="float" office:value="5505024">
                <text:p>5505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